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25in">
        <style:tab-stops/>
      </style:paragraph-properties>
      <style:text-properties fo:font-size="12pt" style:font-size-asian="12pt" style:font-size-complex="12pt"/>
    </style:style>
    <style:style style:name="P2" style:parent-style-name="Normal" style:family="paragraph">
      <style:paragraph-properties fo:margin-left="0.25in">
        <style:tab-stops/>
      </style:paragraph-properties>
      <style:text-properties fo:font-size="12pt" style:font-size-asian="12pt" style:font-size-complex="12pt"/>
    </style:style>
    <style:style style:name="P3" style:parent-style-name="Normal" style:family="paragraph">
      <style:paragraph-properties fo:margin-left="0.25in">
        <style:tab-stops/>
      </style:paragraph-properties>
      <style:text-properties fo:font-size="12pt" style:font-size-asian="12pt" style:font-size-complex="12pt"/>
    </style:style>
    <style:style style:name="P4" style:parent-style-name="Normal" style:family="paragraph">
      <style:paragraph-properties fo:margin-left="0.25in">
        <style:tab-stops/>
      </style:paragraph-properties>
      <style:text-properties fo:font-size="12pt" style:font-size-asian="12pt" style:font-size-complex="12pt"/>
    </style:style>
    <style:style style:name="P5" style:parent-style-name="Normal" style:family="paragraph">
      <style:paragraph-properties fo:margin-left="0.25in">
        <style:tab-stops/>
      </style:paragraph-properties>
      <style:text-properties fo:font-size="12pt" style:font-size-asian="12pt" style:font-size-complex="12pt"/>
    </style:style>
  </office:automatic-styles>
  <office:body>
    <office:text text:use-soft-page-breaks="true">
      <text:p text:style-name="P1"><text:tab/>La SPA souhaite se moderniser et organiser ses données afin de pouvoir y accéder facilement. Elle à donc fait appel à notre équipe pour concevoir une base de donnée. Pour chaque animal, la SPA doit pouvoir retrouver son nom, son<text:s/>âge, son espèce et sa race si elle est connue. De plus, il faudrait pouvoir connaître la date de rentrée dans un refuge ainsi que la date d’adoption si l’animal a été adopté.<text:s/>Les animaux doivent être classés dans une seule catégorie parmi : abandon, maltraitance, adopté.<text:s/>Les animaux enregistrés peuvent être recueilli dans un seul refuge ou être adoptés.</text:p>
      <text:p text:style-name="P2"><text:tab/>La SPA, veut référencer tous ses refuges<text:s/>qui ont un nom, une capacité maximale d’accueil. Chaque refuge propose un service de pension mais les tarifs varient selon le refuge. Chaque refuge se situe dans une ville qui elle-même est dans un département avec un nombre d’habitant donné.<text:s/>Les refuges peuvent faire des partenariats avec des fourrières dont on connait le nom ainsi que la ville où ils se situent.<text:s/></text:p>
      <text:p text:style-name="P3"><text:tab/>L’organisation peut avoir des bénévoles qui peuvent soit travailler soit faire des dons aux refuges. Pour chaque bénévole, la SPA souhaite connaître leur nom, prénom, date de naissance et le montant de chaque dons ainsi que le temps de travail qu’ils ont passé dans chaque refuges.</text:p>
      <text:p text:style-name="P4"><text:tab/>Enfin, on doit pouvoir stocker le dossier des adoptants qui comporte le nom, le prénom, la date de naissance et la ville de résidence afin de pouvoir faire un suivi de l’animal dans sa nouvelle famille.</text:p>
      <text:p text:style-name="P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ugo Siliveri</meta:initial-creator>
    <dc:creator>Hugo Siliveri</dc:creator>
    <meta:creation-date>2021-12-07T13:38:00Z</meta:creation-date>
    <dc:date>2021-12-07T14:51:00Z</dc:date>
    <meta:print-date>2021-12-07T14:05:00Z</meta:print-date>
    <meta:template xlink:href="Normal.dotm" xlink:type="simple"/>
    <meta:editing-cycles>1</meta:editing-cycles>
    <meta:editing-duration>PT0S</meta:editing-duration>
    <meta:document-statistic meta:page-count="1" meta:paragraph-count="2" meta:word-count="228" meta:character-count="1482" meta:row-count="10" meta:non-whitespace-character-count="1256"/>
  </office:meta>
</office:document-meta>
</file>